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fo:language="fr" fo:country="FR" fo:font-weight="bold" officeooo:rsid="00047c91" officeooo:paragraph-rsid="00047c91"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2pt" fo:language="fr" fo:country="FR" fo:font-weight="normal" officeooo:rsid="00047c91" officeooo:paragraph-rsid="00047c91"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fr" fo:country="FR" fo:font-style="normal" style:text-underline-style="solid" style:text-underline-width="auto" style:text-underline-color="font-color" fo:font-weight="normal" officeooo:rsid="00047c91" officeooo:paragraph-rsid="00047c91"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language="fr" fo:country="FR" fo:font-style="normal" style:text-underline-style="solid" style:text-underline-width="auto" style:text-underline-color="font-color" fo:font-weight="normal" officeooo:rsid="00047c91" officeooo:paragraph-rsid="00047c9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language="fr" fo:country="FR" fo:font-style="normal" style:text-underline-style="solid" style:text-underline-width="auto" style:text-underline-color="font-color" fo:font-weight="normal" officeooo:rsid="0006120a" officeooo:paragraph-rsid="0006120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fr" fo:country="FR" fo:font-style="normal" style:text-underline-style="none" fo:font-weight="normal" officeooo:rsid="00047c91" officeooo:paragraph-rsid="00047c91"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0612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itre Introductif</text:p>
      <text:p text:style-name="P1"/>
      <text:p text:style-name="P2"/>
      <text:p text:style-name="P3">La Périodisation</text:p>
      <text:p text:style-name="P3"/>
      <text:p text:style-name="P4">I.<text:span text:style-name="T1"> Des conventions pour mesurer et organiser le temps</text:span></text:p>
      <text:p text:style-name="P4"><text:span text:style-name="T1"/></text:p>
      <text:p text:style-name="P4"><text:span text:style-name="T1">1. Mesurer le temps</text:span></text:p>
      <text:p text:style-name="P4"><text:span text:style-name="T1"/></text:p>
      <text:p text:style-name="P4"><text:span text:style-name="T1">On mesure le temps en Année et on utilise la naissance de Jésus-Christ comme marqueur de temps (origine)</text:span></text:p>
      <text:p text:style-name="P4"><text:span text:style-name="T1"/></text:p>
      <text:p text:style-name="P4"><text:span text:style-name="T1">2. Organiser le passé</text:span></text:p>
      <text:p text:style-name="P4"><text:span text:style-name="T1"/></text:p>
      <text:p text:style-name="P4"><text:span text:style-name="T1">On considère que l’histoire démarre avec l’apparition des premières écritures entre le IV et le III millénaire avant J.-C.</text:span></text:p>
      <text:p text:style-name="P4"><text:span text:style-name="T1"/></text:p>
      <text:p text:style-name="P4"><text:span text:style-name="T1"/></text:p>
      <text:p text:style-name="P3">Quelles sont les étapes de l’apparition des périodes Historique en France?</text:p>
      <text:p text:style-name="P3"/>
      <text:p text:style-name="P6">XV Siècle → 2 périodes</text:p>
      <text:p text:style-name="P6">Fin XV Siècle → Apparition du Moyen-Age</text:p>
      <text:p text:style-name="P6">XIX Siècle → époque contemporaine</text:p>
      <text:p text:style-name="P6"/>
      <text:p text:style-name="P6">La périodisation est la division des temps en séquence chronologique à l’intérieur desquelles on trouve des caractéristiques communes sur des plans variés (techniques, politique, artistique…)</text:p>
      <text:p text:style-name="P6">Elle permet de fournir des points de repère.</text:p>
      <text:p text:style-name="P6">Au milieu du XIX Siècle, les historiens français fixe des bornes à ces périodes. Depuis, cette périodisation est utilisée notamment dans l’enseignement de l’histoire. Bien que largement utilisé, ces conventions suscites des questions et sont l’objet de critiques.</text:p>
      <text:p text:style-name="P6"/>
      <text:p text:style-name="P4">II.<text:span text:style-name="T1"> Des conventions discutés selon l’espace et le temps</text:span></text:p>
      <text:p text:style-name="P4"><text:span text:style-name="T1"/></text:p>
      <text:p text:style-name="P4"><text:span text:style-name="T1">1. La question de l’an 1.</text:span></text:p>
      <text:p text:style-name="P4"><text:span text:style-name="T1"/></text:p>
      <text:p text:style-name="P4"><text:span text:style-name="T1">L’an 1 correspond à la naissance du Christ, même si d’autre origine on pu être utilisé comme le calendrier islamique, ou romain. </text:span></text:p>
      <text:p text:style-name="P4"><text:span text:style-name="T1"/></text:p>
      <text:p text:style-name="P4"><text:span text:style-name="T1">2. La question des bornes chronologiques.</text:span></text:p>
      <text:p text:style-name="P4"><text:span text:style-name="T1"/></text:p>
      <text:p text:style-name="P4"><text:span text:style-name="T1">Les bornes de différentes périodes ont été choisis par les historiens et son régulièrement remise en question. Ces remises en question concerne la pertinence de ces bornes et leurs perceptions par ceux qui les utilisent.</text:span></text:p>
      <text:p text:style-name="P4"><text:span text:style-name="T1"/></text:p>
      <text:p text:style-name="P4"><text:span text:style-name="T1">3. La question de la périodisation</text:span></text:p>
      <text:p text:style-name="P4"><text:span text:style-name="T1"/></text:p>
      <text:p text:style-name="P4"><text:span text:style-name="T1">Certains historiens veulent intercaler des périodes. Ces propositions rendent la périodisation plus précise mais plus confuse.</text:span></text:p>
      <text:p text:style-name="P4"><text:span text:style-name="T1"/></text:p>
      <text:p text:style-name="P4"><text:span text:style-name="T1">Par commodité, certaines périodes plus petite désigne une durée autour d’une personne comme Périclès ou Louis XIV pendant l’entre-de-guerre ou autour d’un événement </text:span><text:span text:style-name="T2">(Trente-Glorieuse)</text:span></text:p>
      <text:p text:style-name="P4"><text:span text:style-name="T2"/></text:p>
      <text:p text:style-name="P5"><text:soft-page-break/><text:span text:style-name="T2">L</text:span><text:span text:style-name="T1">a périodisation est donc une norme établie suite à des choix et à des débats. Elle peut être critiquée mais elle est une convention qui permet à ceux qui l’utilise d’avoir des repères connu pour l’étude du passé. Cette année, le programme de 2nd se concentre sur la période des temps modernes avec auparavant un bref aperçus des faits situé dans l’antiquité et le Moyen-A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9-25T11:15:15.204000000</dc:date>
    <meta:editing-duration>PT3M1S</meta:editing-duration>
    <meta:editing-cycles>3</meta:editing-cycles>
    <meta:document-statistic meta:table-count="0" meta:image-count="0" meta:object-count="0" meta:page-count="2" meta:paragraph-count="23" meta:word-count="346" meta:character-count="2209" meta:non-whitespace-character-count="1885"/>
  </office:meta>
</office:document-meta>
</file>